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solid" draw:fill-color="#ffffff" draw:textarea-horizontal-align="justify" draw:textarea-vertical-align="middle" draw:auto-grow-height="false"/>
    </style:style>
    <style:style style:name="gr2"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3" style:family="graphic" style:parent-style-name="standard">
      <style:graphic-properties draw:fill="none" draw:textarea-vertical-align="middle" draw:auto-grow-height="false" fo:min-height="0.749cm" fo:min-width="0.499cm"/>
    </style:style>
    <style:style style:name="gr4" style:family="graphic" style:parent-style-name="standard">
      <style:graphic-properties draw:fill="solid" draw:fill-color="#ffffff" draw:textarea-horizontal-align="justify" draw:textarea-vertical-align="middle" draw:auto-grow-height="false" fo:min-height="0cm" fo:min-width="0cm" fo:wrap-option="no-wrap"/>
    </style:style>
    <style:style style:name="P1" style:family="paragraph">
      <style:paragraph-properties fo:text-align="center"/>
    </style:style>
    <style:style style:name="P2" style:family="paragraph">
      <style:paragraph-properties fo:text-align="center"/>
      <style:text-properties fo:font-size="18pt" fo:font-weight="bold" style:font-size-asian="18pt" style:font-weight-asian="bold" style:font-size-complex="18pt" style:font-weight-complex="bold"/>
    </style:style>
    <style:style style:name="P3" style:family="paragraph">
      <style:paragraph-properties fo:text-align="center"/>
      <style:text-properties fo:font-size="16pt" fo:font-weight="bold" style:font-size-asian="16pt" style:font-weight-asian="bold" style:font-size-complex="16pt" style:font-weight-complex="bold"/>
    </style:style>
    <style:style style:name="P4" style:family="paragraph">
      <style:paragraph-properties fo:text-align="center"/>
      <style:text-properties fo:font-family="'DejaVu Sans'" style:font-family-generic="swiss" style:font-pitch="variable" fo:font-size="16pt" fo:font-weight="bold" style:font-size-asian="16pt" style:font-weight-asian="bold" style:font-size-complex="16pt" style:font-weight-complex="bold"/>
    </style:style>
    <style:style style:name="P5" style:family="paragraph">
      <style:paragraph-properties fo:text-align="center"/>
      <style:text-properties fo:font-size="13pt" style:font-size-asian="13pt" style:font-size-complex="13pt"/>
    </style:style>
    <style:style style:name="P6" style:family="paragraph">
      <style:paragraph-properties fo:text-align="center"/>
      <style:text-properties fo:font-size="18pt" style:font-size-asian="18pt" style:font-size-complex="18pt"/>
    </style:style>
    <style:style style:name="P7" style:family="paragraph">
      <style:paragraph-properties fo:text-align="center"/>
      <style:text-properties fo:font-size="18pt"/>
    </style:style>
    <style:style style:name="P8" style:family="paragraph">
      <style:paragraph-properties fo:text-align="center"/>
      <style:text-properties fo:font-size="16pt" style:font-size-asian="16pt" style:font-size-complex="16pt"/>
    </style:style>
    <style:style style:name="T1" style:family="text">
      <style:text-properties fo:font-size="18pt" fo:font-weight="bold" style:font-size-asian="18pt" style:font-weight-asian="bold" style:font-size-complex="18pt" style:font-weight-complex="bold"/>
    </style:style>
    <style:style style:name="T2" style:family="text">
      <style:text-properties fo:font-family="'DejaVu Sans'" style:font-family-generic="swiss" style:font-pitch="variable" fo:font-size="18pt" fo:font-weight="bold" style:font-size-asian="18pt" style:font-weight-asian="bold" style:font-size-complex="18pt" style:font-weight-complex="bold"/>
    </style:style>
    <style:style style:name="T3" style:family="text">
      <style:text-properties fo:font-size="13pt" style:font-size-asian="13pt" style:font-size-complex="13pt"/>
    </style:style>
    <style:style style:name="T4" style:family="text">
      <style:text-properties fo:font-size="18pt" style:font-size-asian="18pt" style:font-size-complex="18pt"/>
    </style:style>
    <style:style style:name="T5" style:family="text">
      <style:text-properties fo:font-size="18pt"/>
    </style:style>
    <style:style style:name="T6" style:family="text">
      <style:text-properties fo:font-size="16pt" style:font-size-asian="16pt"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Default">
        <draw:custom-shape draw:style-name="gr1" draw:text-style-name="P2" xml:id="id4" draw:id="id4" draw:layer="layout" svg:width="5.106cm" svg:height="2.494cm" svg:x="8.348cm" svg:y="17.439cm">
          <text:p text:style-name="P1"><text:span text:style-name="T1">Pulse Pattern</text:span></text:p>
          <text:p text:style-name="P1"><text:span text:style-name="T1">Classification</text:span></text:p>
          <text:p text:style-name="P1"><text:span text:style-name="T1">(Chap. 5)</text:span></text:p>
          <draw:enhanced-geometry svg:viewBox="0 0 21600 21600" draw:type="rectangle" draw:enhanced-path="M 0 0 L 21600 0 21600 21600 0 21600 0 0 Z N"/>
        </draw:custom-shape>
        <draw:custom-shape draw:style-name="gr1" draw:text-style-name="P3" xml:id="id3" draw:id="id3" draw:layer="layout" svg:width="5.106cm" svg:height="2.493cm" svg:x="8.348cm" svg:y="13.142cm">
          <text:p text:style-name="P1"><text:span text:style-name="T1">Pulse Feature</text:span></text:p>
          <text:p text:style-name="P1"><text:span text:style-name="T1">Extraction</text:span></text:p>
          <text:p text:style-name="P1"><text:span text:style-name="T1">(Chap. 4)</text:span></text:p>
          <draw:enhanced-geometry svg:viewBox="0 0 21600 21600" draw:type="rectangle" draw:enhanced-path="M 0 0 L 21600 0 21600 21600 0 21600 0 0 Z N"/>
        </draw:custom-shape>
        <draw:custom-shape draw:style-name="gr1" draw:text-style-name="P3" xml:id="id2" draw:id="id2" draw:layer="layout" svg:width="5.106cm" svg:height="2.494cm" svg:x="8.39cm" svg:y="7.207cm">
          <text:p text:style-name="P1"><text:span text:style-name="T1">Pulse Signal</text:span></text:p>
          <text:p text:style-name="P1"><text:span text:style-name="T1">Preprocessing</text:span></text:p>
          <text:p text:style-name="P1"><text:span text:style-name="T1">(Chap. 3)</text:span></text:p>
          <draw:enhanced-geometry svg:viewBox="0 0 21600 21600" draw:type="rectangle" draw:enhanced-path="M 0 0 L 21600 0 21600 21600 0 21600 0 0 Z N"/>
        </draw:custom-shape>
        <draw:custom-shape draw:style-name="gr1" draw:text-style-name="P4" xml:id="id1" draw:id="id1" draw:layer="layout" svg:width="5.106cm" svg:height="2.494cm" svg:x="8.39cm" svg:y="2.769cm">
          <text:p text:style-name="P1"><text:span text:style-name="T2">Pulse Data</text:span></text:p>
          <text:p text:style-name="P1"><text:span text:style-name="T2">Collection</text:span></text:p>
          <text:p text:style-name="P1"><text:span text:style-name="T2">(Chap. 2)</text:span></text:p>
          <draw:enhanced-geometry svg:viewBox="0 0 21600 21600" draw:type="rectangle" draw:enhanced-path="M 0 0 L 21600 0 21600 21600 0 21600 0 0 Z N"/>
        </draw:custom-shape>
        <draw:connector draw:style-name="gr2" draw:text-style-name="P1" draw:layer="layout" draw:type="line" svg:x1="10.943cm" svg:y1="5.263cm" svg:x2="10.943cm" svg:y2="7.207cm" draw:start-shape="id1" draw:start-glue-point="2" draw:end-shape="id2" draw:end-glue-point="0" svg:d="m10943 5263v1944">
          <text:p/>
        </draw:connector>
        <draw:connector draw:style-name="gr2" draw:text-style-name="P1" draw:layer="layout" draw:type="line" svg:x1="10.943cm" svg:y1="9.701cm" svg:x2="10.901cm" svg:y2="13.142cm" draw:start-shape="id2" draw:start-glue-point="2" draw:end-shape="id3" draw:end-glue-point="0" svg:d="m10943 9701-42 3441">
          <text:p/>
        </draw:connector>
        <draw:connector draw:style-name="gr2" draw:text-style-name="P1" draw:layer="layout" draw:type="line" svg:x1="10.901cm" svg:y1="15.635cm" svg:x2="10.901cm" svg:y2="17.439cm" draw:start-shape="id3" draw:start-glue-point="2" draw:end-shape="id4" draw:end-glue-point="0" svg:d="m10901 15635v1804">
          <text:p/>
        </draw:connector>
        <draw:custom-shape draw:style-name="gr3" draw:text-style-name="P1" draw:layer="layout" svg:width="1.457cm" svg:height="4.157cm" svg:x="6.891cm" svg:y="3.576cm">
          <text:p/>
          <draw:enhanced-geometry svg:viewBox="0 0 21600 21600" draw:glue-points="0 0 0 21600 21600 10800" draw:text-areas="0 ?f9 7800 ?f10" draw:type="right-brace" draw:modifiers="0 3464.93506493506"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 draw:text-style-name="P5" draw:layer="layout" svg:width="6.566cm" svg:height="2.494cm" svg:x="0.325cm" svg:y="2.744cm">
          <text:p text:style-name="P1"><text:span text:style-name="T3">Pulse detecting system </text:span></text:p>
          <text:p text:style-name="P1"><text:span text:style-name="T3">based on fusion of pressure</text:span></text:p>
          <text:p text:style-name="P1"><text:span text:style-name="T3">Transducers and</text:span></text:p>
          <text:p text:style-name="P1"><text:span text:style-name="T3">photoelectric transducers </text:span></text:p>
          <draw:enhanced-geometry svg:viewBox="0 0 21600 21600" draw:mirror-horizontal="false" draw:mirror-vertical="false" draw:type="rectangle" draw:enhanced-path="M 0 0 L 21600 0 21600 21600 0 21600 0 0 Z N"/>
        </draw:custom-shape>
        <draw:custom-shape draw:style-name="gr1" draw:text-style-name="P6" draw:layer="layout" svg:width="6.566cm" svg:height="2.494cm" svg:x="0.325cm" svg:y="6.07cm">
          <text:p text:style-name="P1"><text:span text:style-name="T4">Construction of </text:span></text:p>
          <text:p text:style-name="P1"><text:span text:style-name="T4">pulse database</text:span></text:p>
          <draw:enhanced-geometry svg:viewBox="0 0 21600 21600" draw:type="rectangle" draw:enhanced-path="M 0 0 L 21600 0 21600 21600 0 21600 0 0 Z N"/>
        </draw:custom-shape>
        <draw:custom-shape draw:style-name="gr3" draw:text-style-name="P1" draw:layer="layout" svg:width="1.035cm" svg:height="7.181cm" svg:x="13.622cm" svg:y="4.914cm">
          <text:p/>
          <draw:enhanced-geometry svg:viewBox="0 0 21600 21600" draw:glue-points="21600 0 0 10800 21600 21600" draw:text-areas="13800 ?f9 21600 ?f10" draw:type="left-brace" draw:modifiers="1800 11108.5714285714"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 draw:text-style-name="P6" draw:layer="layout" svg:width="5.835cm" svg:height="2.494cm" svg:x="14.561cm" svg:y="3.745cm">
          <text:p text:style-name="P1"><text:span text:style-name="T4">Burring </text:span></text:p>
          <text:p text:style-name="P1"><text:span text:style-name="T4">De-noising</text:span></text:p>
          <draw:enhanced-geometry svg:viewBox="0 0 21600 21600" draw:type="rectangle" draw:enhanced-path="M 0 0 L 21600 0 21600 21600 0 21600 0 0 Z N"/>
        </draw:custom-shape>
        <draw:custom-shape draw:style-name="gr1" draw:text-style-name="P7" draw:layer="layout" svg:width="5.835cm" svg:height="2.494cm" svg:x="14.561cm" svg:y="7.07cm">
          <text:p text:style-name="P1"><text:span text:style-name="T5">Baseline drift</text:span></text:p>
          <text:p text:style-name="P1"><text:span text:style-name="T5">correction</text:span></text:p>
          <draw:enhanced-geometry svg:viewBox="0 0 21600 21600" draw:type="rectangle" draw:enhanced-path="M 0 0 L 21600 0 21600 21600 0 21600 0 0 Z N"/>
        </draw:custom-shape>
        <draw:custom-shape draw:style-name="gr1" draw:text-style-name="P7" draw:layer="layout" svg:width="5.835cm" svg:height="2.494cm" svg:x="14.561cm" svg:y="10.398cm">
          <text:p text:style-name="P1"><text:span text:style-name="T5">Period</text:span></text:p>
          <text:p text:style-name="P1"><text:span text:style-name="T5">Segmentation</text:span></text:p>
          <draw:enhanced-geometry svg:viewBox="0 0 21600 21600" draw:type="rectangle" draw:enhanced-path="M 0 0 L 21600 0 21600 21600 0 21600 0 0 Z N"/>
        </draw:custom-shape>
        <draw:custom-shape draw:style-name="gr4" draw:text-style-name="P8" draw:layer="layout" svg:width="5.835cm" svg:height="4.158cm" svg:x="1.054cm" svg:y="12.722cm">
          <text:p text:style-name="P1"><text:span text:style-name="T6">Feature </text:span></text:p>
          <text:p text:style-name="P1"><text:span text:style-name="T6">extraction</text:span></text:p>
          <text:p text:style-name="P1"><text:span text:style-name="T6">algorithm</text:span></text:p>
          <text:p text:style-name="P1"><text:span text:style-name="T6">enhancemen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1" draw:layer="layout" svg:width="1.457cm" svg:height="3.327cm" svg:x="6.891cm" svg:y="12.72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 draw:text-style-name="P1" draw:layer="layout" svg:width="0.729cm" svg:height="5.502cm" svg:x="13.454cm" svg:y="15.497cm">
          <text:p/>
          <draw:enhanced-geometry svg:viewBox="0 0 21600 21600" draw:glue-points="21600 0 0 10800 21600 21600" draw:text-areas="13800 ?f9 21600 ?f10" draw:type="left-brace" draw:modifiers="1800 14212.0104438642"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 draw:text-style-name="P7" draw:layer="layout" svg:width="5.835cm" svg:height="2.492cm" svg:x="14.393cm" svg:y="19.567cm">
          <text:p text:style-name="P1"><text:span text:style-name="T5">Result analysis</text:span></text:p>
          <draw:enhanced-geometry svg:viewBox="0 0 21600 21600" draw:mirror-horizontal="true" draw:type="rectangle" draw:enhanced-path="M 0 0 L 21600 0 21600 21600 0 21600 0 0 Z N"/>
        </draw:custom-shape>
        <draw:custom-shape draw:style-name="gr1" draw:text-style-name="P7" draw:layer="layout" svg:width="5.835cm" svg:height="2.492cm" svg:x="14.393cm" svg:y="13.687cm">
          <text:p text:style-name="P1"><text:span text:style-name="T5">Classifiers</text:span></text:p>
          <draw:enhanced-geometry svg:viewBox="0 0 21600 21600" draw:mirror-horizontal="true" draw:type="rectangle" draw:enhanced-path="M 0 0 L 21600 0 21600 21600 0 21600 0 0 Z N"/>
        </draw:custom-shape>
        <draw:custom-shape draw:style-name="gr1" draw:text-style-name="P7" draw:layer="layout" svg:width="5.835cm" svg:height="2.492cm" svg:x="14.395cm" svg:y="16.627cm">
          <text:p text:style-name="P1"><text:span text:style-name="T5">Experimental</text:span></text:p>
          <text:p text:style-name="P1"><text:span text:style-name="T5">design</text:span></text:p>
          <draw:enhanced-geometry svg:viewBox="0 0 21600 21600" draw:type="rectangle" draw:enhanced-path="M 0 0 L 21600 0 21600 21600 0 21600 0 0 Z N"/>
        </draw:custom-shape>
      </draw:page>
    </office:graphics>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DejaVu Serif'" style:font-family-generic="roman" style:font-pitch="variable" fo:font-size="24pt" fo:language="en" fo:country="US" style:font-family-asian="'DejaVu Sans'" style:font-family-generic-asian="system" style:font-pitch-asian="variable" style:font-size-asian="24pt" style:language-asian="zh" style:country-asian="CN" style:font-family-complex="'Arabic Typesetting'"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DejaVu Sans'" style:font-family-generic="roman" style:font-pitch="variable" fo:font-size="18pt" fo:font-style="normal" fo:text-shadow="none" style:text-underline-style="none" fo:font-weight="normal" style:letter-kerning="true" style:font-family-asian="微软雅黑"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006cm" fo:page-height="24.58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asonleakey </meta:initial-creator>
    <meta:creation-date>2011-10-06T20:36:32</meta:creation-date>
    <dc:date>2011-11-04T15:37:51</dc:date>
    <dc:creator>jasonleakey </dc:creator>
    <meta:editing-duration>PT37M38S</meta:editing-duration>
    <meta:editing-cycles>5</meta:editing-cycles>
    <meta:generator>LibreOffice/3.4$Linux LibreOffice_project/340m1$Build-302</meta:generator>
    <meta:document-statistic meta:object-count="20"/>
  </office:meta>
</office:document-meta>
</file>